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Graphics2D.drawRenderedImage( Rendered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setXORMode( Color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fill( Shap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rawString( String s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getFontMetrics(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rawRenderableImage( Renderable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rawImage( Image img , int x , int y , int width , int height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Graphics2D.copyArea( int x , int y , int width , int height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raw( Shap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rawImage( Image img , int x , int y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Graphics2D.drawString( AttributedCharacterIterator iterator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DefaultGraphics2D( Default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raphics2D.getDevi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Graphics2D.Defaul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